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2.1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00ff"/>
    </style:style>
    <style:style style:name="ce6" style:family="table-cell" style:parent-style-name="Default">
      <style:text-properties fo:color="#ff9900" fo:font-weight="bold" style:font-weight-asian="bold" style:font-weight-complex="bold"/>
    </style:style>
    <style:style style:name="ce4" style:family="table-cell" style:parent-style-name="Default">
      <style:text-properties fo:color="#00cc33" fo:font-weight="bold" style:font-weight-asian="bold" style:font-weight-complex="bold"/>
    </style:style>
    <style:style style:name="ce5" style:family="table-cell" style:parent-style-name="Default">
      <style:text-properties fo:color="#0000cc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OCUMENT_TYPE</text:p>
          </table:table-cell>
          <table:table-cell table:style-name="ce2" office:value-type="string" calcext:value-type="string">
            <text:p>THESAURUS_NAME</text:p>
          </table:table-cell>
          <table:table-cell table:style-name="ce2" office:value-type="string" calcext:value-type="string">
            <text:p>KEYWORD_REGEX</text:p>
          </table:table-cell>
          <table:table-cell table:style-name="ce2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TYPE_DOC</text:p>
          </table:table-cell>
          <table:table-cell table:style-name="ce7" office:value-type="string" calcext:value-type="string">
            <text:p>PLU|POS|CC|PSMV|PLUI</text:p>
          </table:table-cell>
          <table:table-cell office:value-type="string" calcext:value-type="string">
            <text:p>Types de documents d’urbanisme</text:p>
          </table:table-cell>
          <table:table-cell office:value-type="string" calcext:value-type="string">
            <text:p>CC|PLU|PLUI|POS|PSMV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 office:value-type="string" calcext:value-type="string">
            <text:p>TYPE_DOC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Types de documents d’urbanisme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http://cnig.gouv.fr/wp-content/uploads/2020/05/200511_Consignes_saisie_metadonnees_SCOT_v2020-05.pdf#page=7&amp;zoom=auto,-92,444</text:p>
          </table:table-cell>
        </table:table-row>
        <table:table-row table:style-name="ro1">
          <table:table-cell office:value-type="string" calcext:value-type="string">
            <text:p>CATEGORIE_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nomenclature nationale des SUP</text:p>
          </table:table-cell>
          <table:table-cell office:value-type="string" calcext:value-type="string">
            <text:p>AC1|PM1|...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 table:style-name="ce6" office:value-type="string" calcext:value-type="string">
            <text:p>SIREN_GESTIONNAIRE</text:p>
          </table:table-cell>
          <table:table-cell office:value-type="string" calcext:value-type="string">
            <text:p>SUP</text:p>
          </table:table-cell>
          <table:table-cell table:style-name="ce13"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 table:style-name="ce6" office:value-type="string" calcext:value-type="string">
            <text:p>SIREN_GESTIONNAIRE</text:p>
          </table:table-cell>
          <table:table-cell office:value-type="string" calcext:value-type="string">
            <text:p>SCOT</text:p>
          </table:table-cell>
          <table:table-cell table:style-name="ce13"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SCOT_v2020-05.pdf#page=7&amp;zoom=auto,-92,444</text:p>
          </table:table-cell>
        </table:table-row>
        <table:table-row table:style-name="ro1"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PLU|POS|CC|PSMV</text:p>
          </table:table-cell>
          <table:table-cell office:value-type="string" calcext:value-type="string">
            <text:p>Code officiel géographique au 1er janvier 20aa</text:p>
          </table:table-cell>
          <table:table-cell office:value-type="string" calcext:value-type="string">
            <text:p>[A-B0-9]{5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PLUI</text:p>
          </table:table-cell>
          <table:table-cell table:style-name="ce13"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ode officiel géographique au 1er janvier 20aa</text:p>
          </table:table-cell>
          <table:table-cell office:value-type="string" calcext:value-type="string">
            <text:p>[A-Z0-9]{2,9}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 table:style-name="ce5" office:value-type="string" calcext:value-type="string">
            <text:p>CodeDU</text:p>
          </table:table-cell>
          <table:table-cell office:value-type="string" calcext:value-type="string">
            <text:p>PLU|POS|CC|PSMV|PLUI</text:p>
          </table:table-cell>
          <table:table-cell office:value-type="string" calcext:value-type="string">
            <text:p>Sous-code de documents d’urbanisme</text:p>
          </table:table-cell>
          <table:table-cell office:value-type="string" calcext:value-type="string">
            <text:p>[A-Z]{1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 table:style-name="ce5" office:value-type="string" calcext:value-type="string">
            <text:p>CodeDU</text:p>
          </table:table-cell>
          <table:table-cell office:value-type="string" calcext:value-type="string">
            <text:p>SCOT</text:p>
          </table:table-cell>
          <table:table-cell table:style-name="ce3" office:value-type="string" calcext:value-type="string">
            <text:p>!!!MANQUANT CSMD SCOT MULTIPLE !!!</text:p>
          </table:table-cell>
          <table:table-cell office:value-type="string" calcext:value-type="string">
            <text:p>[A-Z]{1}</text:p>
          </table:table-cell>
          <table:table-cell table:style-name="ce3" office:value-type="string" calcext:value-type="string">
            <text:p>!!!MANQUANT CSMD SCOT MULTIPLE !!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13:51.591465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15:07.688801834</meta:creation-date>
    <dc:date>2020-07-21T20:02:08.889677799</dc:date>
    <meta:editing-duration>PT6H40M8S</meta:editing-duration>
    <meta:editing-cycles>50</meta:editing-cycles>
    <meta:generator>LibreOffice/6.4.4.2$Linux_X86_64 LibreOffice_project/40$Build-2</meta:generator>
    <meta:print-date>2020-07-21T14:08:12.234511148</meta:print-date>
    <meta:document-statistic meta:table-count="1" meta:cell-count="55" meta:object-count="0"/>
  </office:meta>
</office:document-meta>
</file>